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0000002744CF86712455C4E0E.png" manifest:media-type="image/png"/>
  <manifest:file-entry manifest:full-path="Pictures/10000201000000C8000000C86B1D104E4CB776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66b3" fo:font-size="15pt" style:text-underline-style="solid" style:text-underline-width="auto" style:text-underline-color="font-color" officeooo:paragraph-rsid="00035c9f" style:font-size-asian="15pt" style:font-size-complex="15pt"/>
    </style:style>
    <style:style style:name="P2" style:family="paragraph" style:parent-style-name="Title">
      <style:text-properties style:font-name="Segoe Pri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ddddd"/>
    </style:style>
    <style:style style:name="T3" style:family="text">
      <style:text-properties fo:color="#b2b2b2"/>
    </style:style>
    <style:style style:name="T4" style:family="text">
      <style:text-properties fo:color="#b2b2b2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2" draw:name="Image2" text:anchor-type="as-char" svg:width="2.692cm" svg:height="2.692cm" draw:z-index="1"><draw:image xlink:href="Pictures/10000201000000C8000000C86B1D104E4CB77680.png" xlink:type="simple" xlink:show="embed" xlink:actuate="onLoad"/></draw:frame></text:p>
      <text:p text:style-name="P2">TDK programmeerimise ring</text:p>
      <text:p text:style-name="Text_20_body"/>
      <text:p text:style-name="P1"><draw:frame draw:style-name="fr1" draw:name="Image1" text:anchor-type="paragraph" svg:x="1.219cm" svg:y="1.515cm" svg:width="14.563cm" svg:height="13.293cm" draw:z-index="0"><draw:image xlink:href="Pictures/10000000000002B0000002744CF86712455C4E0E.png" xlink:type="simple" xlink:show="embed" xlink:actuate="onLoad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https://</text:span><text:span text:style-name="T1">progering.github.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42:45.542000000</meta:creation-date>
    <dc:date>2017-09-28T13:26:52.670000000</dc:date>
    <meta:editing-duration>PT44M6S</meta:editing-duration>
    <meta:editing-cycles>3</meta:editing-cycles>
    <meta:generator>LibreOffice/5.4.0.3$Windows_x86 LibreOffice_project/7556cbc6811c9d992f4064ab9287069087d7f62c</meta:generator>
    <meta:document-statistic meta:table-count="0" meta:image-count="2" meta:object-count="0" meta:page-count="1" meta:paragraph-count="3" meta:word-count="4" meta:character-count="52" meta:non-whitespace-character-count="50"/>
  </office:meta>
</office:document-meta>
</file>